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language="eu" fo:country="none"/>
    </style:style>
    <style:style style:name="P2" style:family="paragraph" style:parent-style-name="Standard">
      <style:paragraph-properties fo:margin-left="0.501cm" fo:margin-right="0cm" fo:margin-top="0.423cm" fo:margin-bottom="0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fo:language="eu" fo:country="none"/>
    </style:style>
    <style:style style:name="P3" style:family="paragraph" style:parent-style-name="Standard">
      <style:paragraph-properties fo:margin-top="0.423cm" fo:margin-bottom="0cm" fo:text-align="justify" style:justify-single-word="false">
        <style:tab-stops>
          <style:tab-stop style:position="1.002cm"/>
        </style:tab-stops>
      </style:paragraph-properties>
    </style:style>
    <style:style style:name="P4" style:family="paragraph" style:parent-style-name="Footnote_20_Text">
      <style:paragraph-properties>
        <style:tab-stops>
          <style:tab-stop style:position="0.501cm"/>
        </style:tab-stops>
      </style:paragraph-properties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fo:language="eu" fo:country="none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text-properties fo:language="eu" fo:country="none"/>
    </style:style>
    <style:style style:name="P8" style:family="paragraph" style:parent-style-name="Standard" style:list-style-name="L1">
      <style:text-properties fo:language="eu" fo:country="none"/>
    </style:style>
    <style:style style:name="P9" style:family="paragraph" style:parent-style-name="Standard">
      <style:paragraph-properties fo:text-align="center" style:justify-single-word="false"/>
      <style:text-properties fo:font-size="18pt" fo:language="eu" fo:country="none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2">
      <style:paragraph-properties fo:margin-top="0.423cm" fo:margin-bottom="0cm" fo:text-align="justify" style:justify-single-word="false">
        <style:tab-stops>
          <style:tab-stop style:position="0.501cm"/>
        </style:tab-stops>
      </style:paragraph-properties>
    </style:style>
    <style:style style:name="P11" style:family="paragraph" style:parent-style-name="Standard" style:list-style-name="L2">
      <style:paragraph-properties fo:margin-left="0.501cm" fo:margin-right="0cm" fo:margin-top="0.212cm" fo:margin-bottom="0cm" fo:orphans="2" fo:widows="2" fo:text-indent="0cm" style:auto-text-indent="false">
        <style:tab-stops>
          <style:tab-stop style:position="0.499cm"/>
        </style:tab-stops>
      </style:paragraph-properties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c87d"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language="eu" fo:country="none"/>
    </style:style>
    <style:style style:name="T2" style:family="text">
      <style:text-properties style:font-name="Courier New" fo:language="eu" fo:country="none" style:font-name-complex="Courier New"/>
    </style:style>
    <style:style style:name="T3" style:family="text">
      <style:text-properties style:font-name="Times New Roman" fo:language="eu" fo:country="none"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T4" style:family="text">
      <style:text-properties style:font-name="Times New Roman" fo:language="eu" fo:country="none" style:font-name-complex="Times New Roman"/>
    </style:style>
    <style:style style:name="T5" style:family="text">
      <style:text-properties style:font-name="Times New Roman" fo:language="eu" fo:country="none" fo:font-style="italic" fo:font-weight="bold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u" fo:country="none" fo:font-style="italic" style:font-style-asian="italic" style:font-name-complex="Times New Roman"/>
    </style:style>
    <style:style style:name="T7" style:family="text">
      <style:text-properties style:font-name="Times New Roman" fo:language="eu" fo:country="none" fo:font-style="italic" style:font-style-asian="italic" style:font-name-complex="Times New Roman" style:font-style-complex="italic"/>
    </style:style>
    <style:style style:name="T8" style:family="text">
      <style:text-properties style:font-name="Times New Roman" fo:language="es" fo:country="ES" style:language-asian="en" style:country-asian="US" style:font-name-complex="Times New Roman"/>
    </style:style>
    <style:style style:name="T9" style:family="text">
      <style:text-properties style:font-name="Times New Roman" fo:language="es" fo:country="ES" fo:font-style="italic" style:language-asian="en" style:country-asian="US" style:font-style-asian="italic" style:font-name-complex="Times New Roman" style:font-style-complex="italic"/>
    </style:style>
    <style:style style:name="T10" style:family="text">
      <style:text-properties fo:language="es" fo:country="ES" style:font-name-asian="Liberation Serif"/>
    </style:style>
    <style:style style:name="T11" style:family="text">
      <style:text-properties fo:color="#000000"/>
    </style:style>
    <style:style style:name="T1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3" style:family="text">
      <style:text-properties fo:color="#000000" style:font-name="Consolas" fo:font-size="10pt" fo:language="eu" fo:country="none" style:font-name-asian="Consolas" style:font-size-asian="10pt" style:font-name-complex="Consolas" style:font-size-complex="10pt"/>
    </style:style>
    <style:style style:name="T14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5" style:family="text">
      <style:text-properties fo:color="#000000" fo:font-style="italic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8" style:family="text">
      <style:text-properties fo:color="#c5000b" fo:font-weight="normal" style:font-weight-asian="normal" style:font-weight-complex="normal"/>
    </style:style>
    <style:style style:name="T19" style:family="text">
      <style:text-properties fo:color="#7f0055" fo:font-weight="bold" style:font-weight-asian="bold" style:font-weight-complex="bold"/>
    </style:style>
    <style:style style:name="T20" style:family="text">
      <style:text-properties fo:color="#7f0055" style:font-name="Consolas" fo:font-size="10pt" fo:language="eu" fo:country="none" fo:font-weight="bold" style:font-name-asian="Consolas" style:font-size-asian="10pt" style:font-weight-asian="bold" style:font-name-complex="Consolas" style:font-size-complex="10pt" style:font-weight-complex="bold"/>
    </style:style>
    <style:style style:name="T2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2" style:family="text">
      <style:text-properties fo:color="#0000c0"/>
    </style:style>
    <style:style style:name="T23" style:family="text">
      <style:text-properties fo:color="#0000c0" fo:font-style="italic" style:font-style-asian="italic" style:font-style-complex="italic"/>
    </style:style>
    <style:style style:name="T24" style:family="text">
      <style:text-properties fo:color="#0000c0" style:font-name="Consolas" fo:font-size="10pt" fo:font-style="italic" style:font-name-asian="Consolas" style:font-size-asian="10pt" style:font-style-asian="italic" style:font-name-complex="Consolas" style:font-size-complex="10pt" style:font-style-complex="italic"/>
    </style:style>
    <style:style style:name="T25" style:family="text">
      <style:text-properties fo:color="#2a00ff"/>
    </style:style>
    <style:style style:name="T26" style:family="text">
      <style:text-properties fo:color="#646464" style:font-name="Consolas" fo:font-size="10pt" fo:language="eu" fo:country="none" style:font-name-asian="Consolas" style:font-size-asian="10pt" style:font-name-complex="Consolas" style:font-size-complex="10pt"/>
    </style: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•">
        <style:list-level-properties/>
        <style:text-properties style:font-name="OpenSymbol"/>
      </text:list-level-style-bullet>
      <text:list-level-style-bullet text:level="2" text:style-name="WW_5f_CharLFO4LVL2" text:bullet-char="◦">
        <style:list-level-properties/>
        <style:text-properties style:font-name="OpenSymbol"/>
      </text:list-level-style-bullet>
      <text:list-level-style-bullet text:level="3" text:style-name="WW_5f_CharLFO4LVL3" text:bullet-char="▪">
        <style:list-level-properties/>
        <style:text-properties style:font-name="OpenSymbol"/>
      </text:list-level-style-bullet>
      <text:list-level-style-bullet text:level="4" text:style-name="WW_5f_CharLFO4LVL4" text:bullet-char="•">
        <style:list-level-properties/>
        <style:text-properties style:font-name="OpenSymbol"/>
      </text:list-level-style-bullet>
      <text:list-level-style-bullet text:level="5" text:style-name="WW_5f_CharLFO4LVL5" text:bullet-char="◦">
        <style:list-level-properties/>
        <style:text-properties style:font-name="OpenSymbol"/>
      </text:list-level-style-bullet>
      <text:list-level-style-bullet text:level="6" text:style-name="WW_5f_CharLFO4LVL6" text:bullet-char="▪">
        <style:list-level-properties/>
        <style:text-properties style:font-name="OpenSymbol"/>
      </text:list-level-style-bullet>
      <text:list-level-style-bullet text:level="7" text:style-name="WW_5f_CharLFO4LVL7" text:bullet-char="•">
        <style:list-level-properties/>
        <style:text-properties style:font-name="OpenSymbol"/>
      </text:list-level-style-bullet>
      <text:list-level-style-bullet text:level="8" text:style-name="WW_5f_CharLFO4LVL8" text:bullet-char="◦">
        <style:list-level-properties/>
        <style:text-properties style:font-name="OpenSymbol"/>
      </text:list-level-style-bullet>
      <text:list-level-style-bullet text:level="9" text:style-name="WW_5f_CharLFO4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reow</text:p>
      <text:p text:style-name="P9">BibliOOP: galdetegia</text:p>
      <text:p text:style-name="P1"/>
      <text:p text:style-name="P1"/>
      <text:p text:style-name="P1">2014ko maiatzaren 24a, larunbata.</text:p>
      <text:p text:style-name="P1"/>
      <text:list xml:id="list1723482660011822331" text:style-name="L1">
        <text:list-item>
          <text:p text:style-name="P8">Taldekideen izen-abizenak: <text:s text:c="5"/>Eneko Dieguez eta Sergio Varela</text:p>
        </text:list-item>
      </text:list>
      <text:p text:style-name="P1"/>
      <text:list xml:id="list40734159" text:continue-numbering="true" text:style-name="L1">
        <text:list-item>
          <text:p text:style-name="P8">Praktika bere osotasunean bukatzea lortu duzu? Ezezkoan, zer utzi duzu egin gabe?</text:p>
        </text:list-item>
      </text:list>
      <text:p text:style-name="P1"/>
      <text:p text:style-name="P1"><text:tab/>Bai, praktika bere osotasunean bukatu dugu.</text:p>
      <text:p text:style-name="P1"/>
      <text:list xml:id="list40727453" text:continue-numbering="true" text:style-name="L1">
        <text:list-item>
          <text:p text:style-name="P8">Nola exekuta daiteke bidali duzun JAR fitxategia komando lerrotik?</text:p>
        </text:list-item>
      </text:list>
      <text:p text:style-name="P1"><text:tab/></text:p>
      <text:p text:style-name="P1"><text:tab/>Destrinkotuz eta exekutagarria irekiz.</text:p>
      <text:p text:style-name="P1"/>
      <text:list xml:id="list40732180" text:continue-numbering="true" text:style-name="L1">
        <text:list-item>
          <text:p text:style-name="P8">Bidali duzun kodearekin egindako exekuzioetan nabaritu al duzu inoiz tratatu gabeko salbuespenik? Adibidez, izen bat sartzean, programak zenbakia eskatu dizunean.</text:p>
        </text:list-item>
      </text:list>
      <text:p text:style-name="P1"><text:tab/></text:p>
      <text:p text:style-name="P1"><text:tab/>Ez dugun tratatu gauza bakarra katalogoa erakusten denean liburuaren edo edozein gauza mailegagarri daitekeenaren ezaugarriak nola agertzen diren. Ez dira ondo bereiztu, memorian gorde den helbidea bueltatzen duelako.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3"/></text:p>
      <text:p text:style-name="Standard"><text:span text:style-name="T12">Obraren izena sartu</text:span></text:p>
      <text:p text:style-name="P14">Reservoir Dogs</text:p>
      <text:p text:style-name="P12">Zein da ekoizlea?</text:p>
      <text:p text:style-name="P14">Steven Spielberg</text:p>
      <text:p text:style-name="P12">Idatz ezazu zuzendariaren izena</text:p>
      <text:p text:style-name="P14">Quentin Tarantino</text:p>
      <text:p text:style-name="P12">====================================================</text:p>
      <text:p text:style-name="P12">= <text:s text:c="7"/>Katalogoaren gestiorako menua <text:s text:c="12"/>=</text:p>
      <text:p text:style-name="P12">====================================================</text:p>
      <text:p text:style-name="P12"><text:s text:c="9"/>tekla:1 - Gehitu obra katalogoan</text:p>
      <text:p text:style-name="P12"><text:s text:c="9"/>tekla:2 - Ezabatu obra katalogotik</text:p>
      <text:p text:style-name="P12"><text:s text:c="9"/>tekla:3 - Erakutsi katalogoa</text:p>
      <text:p text:style-name="P12"><text:s text:c="9"/>tekla:0 - Atzera</text:p>
      <text:p text:style-name="P12">====================================================</text:p>
      <text:p text:style-name="P12">Aukera?</text:p>
      <text:p text:style-name="P14">1</text:p>
      <text:p text:style-name="P12">====================================================</text:p>
      <text:p text:style-name="P12">= <text:s/>Obra gehitzeko menua (aukeratu obra mota) <text:s text:c="6"/>=</text:p>
      <text:p text:style-name="P12">====================================================</text:p>
      <text:p text:style-name="P12"><text:s text:c="9"/>tekla:1 - LIBURUA</text:p>
      <text:p text:style-name="P12"><text:s text:c="9"/>tekla:2 - DVDa</text:p>
      <text:p text:style-name="P12"><text:s text:c="9"/>tekla:3 - HIZTEGIA</text:p>
      <text:p text:style-name="P12"><text:s text:c="9"/>tekla:4 - ENTZIKLOPEDIA</text:p>
      <text:p text:style-name="P12"><text:s text:c="9"/>tekla:5 - MUSIKA-CDa</text:p>
      <text:p text:style-name="P12"><text:s text:c="9"/>tekla:6 - ALDIZKARIA</text:p>
      <text:p text:style-name="P12"><text:s text:c="9"/>tekla:0 - Atzera</text:p>
      <text:p text:style-name="P12">====================================================</text:p>
      <text:p text:style-name="P12">Aukera?</text:p>
      <text:p text:style-name="P14"><text:soft-page-break/>0</text:p>
      <text:p text:style-name="P12">====================================================</text:p>
      <text:p text:style-name="P12">= <text:s text:c="7"/>Katalogoaren gestiorako menua <text:s text:c="12"/>=</text:p>
      <text:p text:style-name="P12">====================================================</text:p>
      <text:p text:style-name="P12"><text:s text:c="9"/>tekla:1 - Gehitu obra katalogoan</text:p>
      <text:p text:style-name="P12"><text:s text:c="9"/>tekla:2 - Ezabatu obra katalogotik</text:p>
      <text:p text:style-name="P12"><text:s text:c="9"/>tekla:3 - Erakutsi katalogoa</text:p>
      <text:p text:style-name="P12"><text:s text:c="9"/>tekla:0 - Atzera</text:p>
      <text:p text:style-name="P12">====================================================</text:p>
      <text:p text:style-name="P12">Aukera?</text:p>
      <text:p text:style-name="P14">0</text:p>
      <text:p text:style-name="P12">====================================================================</text:p>
      <text:p text:style-name="P12">= <text:s text:c="16"/>MENU NAGUSIA - BibliOOP <text:s text:c="25"/>=</text:p>
      <text:p text:style-name="P12">====================================================================</text:p>
      <text:p text:style-name="P12"><text:s text:c="12"/>tekla:1 <text:s text:c="2"/>- Maileguak/Itzulketak</text:p>
      <text:p text:style-name="P12"><text:s text:c="12"/>tekla:2 <text:s text:c="2"/>- Katalogo-kudeaketa</text:p>
      <text:p text:style-name="P12"><text:s text:c="12"/>tekla:3 <text:s text:c="2"/>- Katalogoa esportatu</text:p>
      <text:p text:style-name="P12"><text:s text:c="12"/>tekla:0 <text:s text:c="2"/>- Bukatu</text:p>
      <text:p text:style-name="P12">====================================================================</text:p>
      <text:p text:style-name="P12">Aukera? </text:p>
      <text:p text:style-name="P14">1</text:p>
      <text:p text:style-name="P12">====================================================</text:p>
      <text:p text:style-name="P12">= <text:s text:c="7"/>Mailegu eta itzulketen menua <text:s text:c="13"/>=</text:p>
      <text:p text:style-name="P12">====================================================</text:p>
      <text:p text:style-name="P12"><text:s text:c="9"/>tekla:1 - Maileguan utzi</text:p>
      <text:p text:style-name="P12"><text:s text:c="9"/>tekla:2 - Itzuli</text:p>
      <text:p text:style-name="P12"><text:s text:c="9"/>tekla:3 - Mailegu zerrenda</text:p>
      <text:p text:style-name="P12"><text:s text:c="9"/>tekla:0 - Atzera</text:p>
      <text:p text:style-name="P12">====================================================</text:p>
      <text:p text:style-name="P12">Aukera?</text:p>
      <text:p text:style-name="P14">1</text:p>
      <text:p text:style-name="P13"><text:span text:style-name="T16">[</text:span><text:a xlink:type="simple" xlink:href="mailto:DVD@4554617"><text:span text:style-name="T16">DVD@4554617</text:span></text:a><text:a xlink:type="simple" xlink:href="mailto:DVD@4554617c"><text:span text:style-name="T17">c</text:span></text:a><text:span text:style-name="T16">] </text:span><text:span text:style-name="T18">//Horrela agertzen dira ezaugarriak.</text:span></text:p>
      <text:p text:style-name="P12">0 - Aurreko menua</text:p>
      <text:p text:style-name="P15"><text:span text:style-name="T12">Aukeratu obra, mesedez. Tekla:? (/= 0):</text:span></text:p>
      <text:p text:style-name="P1"/>
      <text:list xml:id="list40735480" text:continue-numbering="true" text:style-name="L1">
        <text:list-item>
          <text:p text:style-name="P8">Entregatu duzun kodean iruzkinik egin al duzu?</text:p>
        </text:list-item>
      </text:list>
      <text:p text:style-name="P1"/>
      <text:p text:style-name="P1"><text:tab/>Ez dago iruzkin askorik, gure ustez proiektua nahiko garbi azalduta dago programazio lengoaiaren bidez.</text:p>
      <text:p text:style-name="P1"/>
      <text:list xml:id="list40710064" text:continue-numbering="true" text:style-name="L1">
        <text:list-item>
          <text:p text:style-name="P8">Kodea tabulazio-tarteak errespetatuz entregatu duzu?</text:p>
        </text:list-item>
      </text:list>
      <text:p text:style-name="P1"/>
      <text:p text:style-name="P1"><text:tab/>Bai, dena programatu ondoren klase guztiak banan banan begiratu ditugu goitik-behera tabulazio guztiak ondo jarriz eta zuzenduz.</text:p>
      <text:p text:style-name="P1"/>
      <text:list xml:id="list40705760" text:continue-numbering="true" text:style-name="L1">
        <text:list-item>
          <text:p text:style-name="P6"><text:span text:style-name="Default_20_Paragraph_20_Font"><text:span text:style-name="T1">Kopiatu </text:span></text:span><text:span text:style-name="Default_20_Paragraph_20_Font"><text:span text:style-name="T2">Aldizkari</text:span></text:span><text:span text:style-name="Default_20_Paragraph_20_Font"><text:span text:style-name="T1"> klaseko eraikitzaile guztiak hemen behean:</text:span></text:span></text:p>
        </text:list-item>
      </text:list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tab/></text:span></text:span><text:span text:style-name="Default_20_Paragraph_20_Font"><text:span text:style-name="T20">public</text:span></text:span><text:span text:style-name="Default_20_Paragraph_20_Font"><text:span text:style-name="T13"> Aldizkari (String Izenburua, </text:span></text:span><text:span text:style-name="Default_20_Paragraph_20_Font"><text:span text:style-name="T20">int</text:span></text:span><text:span text:style-name="Default_20_Paragraph_20_Font"><text:span text:style-name="T13"> zenb, String ISSN) {</text:span></text:span></text:p>
      <text:p text:style-name="P16"><text:span text:style-name="T11"><text:tab/><text:tab/></text:span><text:span text:style-name="T19">super</text:span><text:span text:style-name="T11">(Izenburua);</text:span></text:p>
      <text:p text:style-name="P16"><text:span text:style-name="T11"><text:tab/><text:tab/></text:span><text:span text:style-name="T19">this</text:span><text:span text:style-name="T11">.</text:span><text:span text:style-name="T22">aleZenbakia</text:span><text:span text:style-name="T11">= zenb;</text:span></text:p>
      <text:p text:style-name="P16"><text:span text:style-name="T11"><text:tab/><text:tab/></text:span><text:span text:style-name="T19">this</text:span><text:span text:style-name="T11">.</text:span><text:span text:style-name="T22">ISSN</text:span><text:span text:style-name="T11">= ISSN;<text:tab/><text:tab/></text:span></text:p>
      <text:p text:style-name="P12"><text:tab/>}</text:p>
      <text:p text:style-name="P12"><text:tab/></text:p>
      <text:p text:style-name="P16"/>
      <text:p text:style-name="P16"><text:span text:style-name="T11"><text:tab/></text:span><text:span text:style-name="T19">public</text:span><text:span text:style-name="T11"> Aldizkari (Scanner s) {</text:span></text:p>
      <text:p text:style-name="P16"><text:span text:style-name="T11"><text:tab/><text:tab/></text:span><text:span text:style-name="T19">super</text:span><text:span text:style-name="T11">(s);</text:span></text:p>
      <text:p text:style-name="P16"><text:span text:style-name="T11"><text:tab/><text:tab/>System.</text:span><text:span text:style-name="T23">out</text:span><text:span text:style-name="T11">.println(</text:span><text:span text:style-name="T25">"Zenbatgarren aldizkaria da?"</text:span><text:span text:style-name="T11">);</text:span></text:p>
      <text:p text:style-name="P16"><text:span text:style-name="T11"><text:tab/><text:tab/></text:span><text:span text:style-name="T22">ISSN</text:span><text:span text:style-name="T11">= s.nextLine();</text:span></text:p>
      <text:p text:style-name="P12"><text:tab/>}</text:p>
      <text:p text:style-name="P12"><text:soft-page-break/><text:tab/></text:p>
      <text:p text:style-name="P16"><text:span text:style-name="T11"><text:tab/></text:span><text:span text:style-name="T19">public</text:span><text:span text:style-name="T11"> Aldizkari (String[] s){</text:span></text:p>
      <text:p text:style-name="P16"><text:span text:style-name="T11"><text:tab/><text:tab/></text:span><text:span text:style-name="T19">super</text:span><text:span text:style-name="T11">(s[0]);</text:span></text:p>
      <text:p text:style-name="P16"><text:span text:style-name="T11"><text:tab/><text:tab/>s[1]= Integer.</text:span><text:span text:style-name="T15">toString</text:span><text:span text:style-name="T11">(</text:span><text:span text:style-name="T22">aleZenbakia</text:span><text:span text:style-name="T11">);</text:span></text:p>
      <text:p text:style-name="P16"><text:span text:style-name="T11"><text:tab/><text:tab/>s[2]=</text:span><text:span text:style-name="T19">this</text:span><text:span text:style-name="T11">.</text:span><text:span text:style-name="T22">ISSN</text:span><text:span text:style-name="T11">;</text:span></text:p>
      <text:p text:style-name="P15"><text:span text:style-name="T12"><text:tab/>}</text:span></text:p>
      <text:p text:style-name="P1"/>
      <text:list xml:id="list40735479" text:continue-numbering="true" text:style-name="L1">
        <text:list-item>
          <text:p text:style-name="P6"><text:span text:style-name="Default_20_Paragraph_20_Font"><text:span text:style-name="T1">Kopiatu hemen </text:span></text:span><text:span text:style-name="Default_20_Paragraph_20_Font"><text:span text:style-name="T2">Mailegu</text:span></text:span><text:span text:style-name="Default_20_Paragraph_20_Font"><text:span text:style-name="T1"> klaseko eraikitzailea:</text:span></text:span></text:p>
        </text:list-item>
      </text:list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tab/></text:span></text:span><text:span text:style-name="Default_20_Paragraph_20_Font"><text:span text:style-name="T20">public</text:span></text:span><text:span text:style-name="Default_20_Paragraph_20_Font"><text:span text:style-name="T13"> Mailegu(Calendar mDate, Calendar iDate, String bazkidea, Mailegagarri alea){</text:span></text:span></text:p>
      <text:p text:style-name="P16"><text:span text:style-name="T11"><text:tab/><text:tab/></text:span><text:span text:style-name="T19">this</text:span><text:span text:style-name="T11">.</text:span><text:span text:style-name="T22">MaileguData</text:span><text:span text:style-name="T11">=mDate;</text:span></text:p>
      <text:p text:style-name="P16"><text:span text:style-name="T11"><text:tab/><text:tab/></text:span><text:span text:style-name="T19">this</text:span><text:span text:style-name="T11">.</text:span><text:span text:style-name="T22">ItzultzeData</text:span><text:span text:style-name="T11">=iDate;</text:span></text:p>
      <text:p text:style-name="P16"><text:span text:style-name="T11"><text:tab/><text:tab/></text:span><text:span text:style-name="T19">this</text:span><text:span text:style-name="T11">.</text:span><text:span text:style-name="T22">bazkidea</text:span><text:span text:style-name="T11">=bazkidea;</text:span></text:p>
      <text:p text:style-name="P16"><text:span text:style-name="T11"><text:tab/><text:tab/></text:span><text:span text:style-name="T19">this</text:span><text:span text:style-name="T11">.</text:span><text:span text:style-name="T22">alea</text:span><text:span text:style-name="T11">=alea;</text:span></text:p>
      <text:p text:style-name="P12"><text:tab/>}</text:p>
      <text:p text:style-name="P15"><text:span text:style-name="T12"><text:tab/></text:span></text:p>
      <text:p text:style-name="P1"/>
      <text:list xml:id="list40729779" text:continue-numbering="true" text:style-name="L1">
        <text:list-item>
          <text:p text:style-name="P6"><text:span text:style-name="Default_20_Paragraph_20_Font"><text:span text:style-name="T1">Kopiatu hemen </text:span></text:span><text:span text:style-name="Default_20_Paragraph_20_Font"><text:span text:style-name="T2">Liburu</text:span></text:span><text:span text:style-name="Default_20_Paragraph_20_Font"><text:span text:style-name="T1"> klaseko </text:span></text:span><text:span text:style-name="Default_20_Paragraph_20_Font"><text:span text:style-name="T2">stringBalioa</text:span></text:span><text:span text:style-name="Default_20_Paragraph_20_Font"><text:span text:style-name="T1"> metodoa:</text:span></text:span></text:p>
        </text:list-item>
      </text:list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tab/></text:span></text:span><text:span text:style-name="Default_20_Paragraph_20_Font"><text:span text:style-name="T26">@Override</text:span></text:span></text:p>
      <text:p text:style-name="P16"><text:span text:style-name="T11"><text:tab/></text:span><text:span text:style-name="T19">public</text:span><text:span text:style-name="T11"> String StringBalioa() {</text:span></text:p>
      <text:p text:style-name="P12"><text:tab/><text:tab/>String s;</text:p>
      <text:p text:style-name="P16"><text:span text:style-name="T11"><text:tab/><text:tab/>s=(</text:span><text:span text:style-name="T25">"LIBURU"</text:span><text:span text:style-name="T11"> + </text:span><text:span text:style-name="T25">" "</text:span><text:span text:style-name="T11"> + getIzenburua() + </text:span><text:span text:style-name="T25">" "</text:span><text:span text:style-name="T11"> + getEgilea() + </text:span><text:span text:style-name="T25">" "</text:span><text:span text:style-name="T11"> + getArgitaletxea() + </text:span><text:span text:style-name="T25">" "</text:span><text:span text:style-name="T11"> + </text:span><text:span text:style-name="T19">this</text:span><text:span text:style-name="T11">.</text:span><text:span text:style-name="T22">deskribapena</text:span><text:span text:style-name="T11"> + </text:span><text:span text:style-name="T25">" "</text:span><text:span text:style-name="T11"> + </text:span><text:span text:style-name="T22">maileguanDa</text:span><text:span text:style-name="T11">);</text:span></text:p>
      <text:p text:style-name="P16"><text:span text:style-name="T11"><text:tab/><text:tab/></text:span><text:span text:style-name="T19">return</text:span><text:span text:style-name="T11"> s;</text:span></text:p>
      <text:p text:style-name="Standard"><text:span text:style-name="T12"><text:tab/>}</text:span></text:p>
      <text:p text:style-name="P1"/>
      <text:list xml:id="list40733881" text:continue-numbering="true" text:style-name="L1">
        <text:list-item>
          <text:p text:style-name="P6"><text:span text:style-name="Default_20_Paragraph_20_Font"><text:span text:style-name="T1">Kopiatu </text:span></text:span><text:span text:style-name="Default_20_Paragraph_20_Font"><text:span text:style-name="T2">Liburu</text:span></text:span><text:span text:style-name="Default_20_Paragraph_20_Font"><text:span text:style-name="T1"> klaseko inprimatu metodoa:</text:span></text:span></text:p>
        </text:list-item>
      </text:list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tab/></text:span></text:span><text:span text:style-name="Default_20_Paragraph_20_Font"><text:span text:style-name="T13"><text:tab/></text:span></text:span><text:span text:style-name="Default_20_Paragraph_20_Font"><text:span text:style-name="T20">public</text:span></text:span><text:span text:style-name="Default_20_Paragraph_20_Font"><text:span text:style-name="T13"> </text:span></text:span><text:span text:style-name="Default_20_Paragraph_20_Font"><text:span text:style-name="T20">void</text:span></text:span><text:span text:style-name="Default_20_Paragraph_20_Font"><text:span text:style-name="T13"> inprimatu(){</text:span></text:span></text:p>
      <text:p text:style-name="P16"><text:span text:style-name="T11"><text:tab/><text:tab/>System.</text:span><text:span text:style-name="T23">out</text:span><text:span text:style-name="T11">.println(</text:span><text:span text:style-name="T19">this</text:span><text:span text:style-name="T11">.</text:span><text:span text:style-name="T22">deskribapena</text:span><text:span text:style-name="T11"> + </text:span><text:span text:style-name="T22">maileguanDa</text:span><text:span text:style-name="T11">);</text:span></text:p>
      <text:p text:style-name="P15"><text:span text:style-name="T12"><text:tab/>}</text:span></text:p>
      <text:p text:style-name="P1"/>
      <text:list xml:id="list40720246" text:continue-numbering="true" text:style-name="L1">
        <text:list-item>
          <text:p text:style-name="P6"><text:span text:style-name="Default_20_Paragraph_20_Font"><text:span text:style-name="T1">Kopiatu hemen </text:span></text:span><text:span text:style-name="Default_20_Paragraph_20_Font"><text:span text:style-name="T2">Obra</text:span></text:span><text:span text:style-name="Default_20_Paragraph_20_Font"><text:span text:style-name="T1"> klasean </text:span></text:span><text:span text:style-name="Default_20_Paragraph_20_Font"><text:span text:style-name="T1">errotzen den hierarkiako klase guztien goiburuak (10 dira guztira)</text:span></text:span><text:span text:style-name="Default_20_Paragraph_20_Font"><text:span text:style-name="T1">:</text:span></text:span></text:p>
        </text:list-item>
      </text:list>
      <text:p text:style-name="P1"/>
      <text:p text:style-name="Standard"><text:span text:style-name="T1"><text:tab/></text:span><text:span text:style-name="T21">public</text:span><text:span text:style-name="T12"> </text:span><text:span text:style-name="T21">abstract</text:span><text:span text:style-name="T12"> </text:span><text:span text:style-name="T21">class</text:span><text:span text:style-name="T12"> Obra </text:span><text:span text:style-name="T21">extends</text:span><text:span text:style-name="T12"> BibliOOP;</text:span></text:p>
      <text:p text:style-name="Standard"><text:span text:style-name="T12"><text:tab/></text:span><text:span text:style-name="T21">public</text:span><text:span text:style-name="T12"> </text:span><text:span text:style-name="T21">abstract</text:span><text:span text:style-name="T12"> </text:span><text:span text:style-name="T21">class</text:span><text:span text:style-name="T12"> Testu </text:span><text:span text:style-name="T21">extends</text:span><text:span text:style-name="T12"> Obra;</text:span></text:p>
      <text:p text:style-name="Standard"><text:span text:style-name="T12"><text:tab/></text:span><text:span text:style-name="T21">public</text:span><text:span text:style-name="T12"> </text:span><text:span text:style-name="T21">abstract</text:span><text:span text:style-name="T12"> </text:span><text:span text:style-name="T21">class</text:span><text:span text:style-name="T12"> </text:span><text:span text:style-name="T14">Konposatu</text:span><text:span text:style-name="T12"> </text:span><text:span text:style-name="T21">extends</text:span><text:span text:style-name="T12"> Testu;</text:span></text:p>
      <text:p text:style-name="Standard"><text:span text:style-name="T12"><text:tab/></text:span><text:span text:style-name="T21">public</text:span><text:span text:style-name="T12"> </text:span><text:span text:style-name="T21">class</text:span><text:span text:style-name="T12"> Hiztegi </text:span><text:span text:style-name="T21">extends</text:span><text:span text:style-name="T12"> Konposatu;</text:span></text:p>
      <text:p text:style-name="Standard"><text:span text:style-name="T12"><text:tab/></text:span><text:span text:style-name="T21">public</text:span><text:span text:style-name="T12"> </text:span><text:span text:style-name="T21">class</text:span><text:span text:style-name="T12"> Entziklopedia </text:span><text:span text:style-name="T21">extends</text:span><text:span text:style-name="T12"> Konposatu;</text:span></text:p>
      <text:p text:style-name="Standard"><text:span text:style-name="T12"><text:tab/></text:span><text:span text:style-name="T21">public</text:span><text:span text:style-name="T12"> </text:span><text:span text:style-name="T21">class</text:span><text:span text:style-name="T12"> Liburu </text:span><text:span text:style-name="T21">extends</text:span><text:span text:style-name="T12"> Testu </text:span><text:span text:style-name="T21">implements</text:span><text:span text:style-name="T12"> Mailegagarri;</text:span></text:p>
      <text:p text:style-name="Standard"><text:span text:style-name="T12"><text:tab/></text:span><text:span text:style-name="T21">public</text:span><text:span text:style-name="T12"> </text:span><text:span text:style-name="T21">abstract</text:span><text:span text:style-name="T12"> </text:span><text:span text:style-name="T21">class</text:span><text:span text:style-name="T12"> Multimedia </text:span><text:span text:style-name="T21">extends</text:span><text:span text:style-name="T12"> Obra </text:span><text:span text:style-name="T21">implements</text:span><text:span text:style-name="T12"> Mailegagarri;</text:span></text:p>
      <text:p text:style-name="Standard"><text:span text:style-name="T12"><text:tab/></text:span><text:span text:style-name="T21">public</text:span><text:span text:style-name="T12"> </text:span><text:span text:style-name="T21">class</text:span><text:span text:style-name="T12"> MusikaCD </text:span><text:span text:style-name="T21">extends</text:span><text:span text:style-name="T12"> Multimedia;</text:span></text:p>
      <text:p text:style-name="Standard"><text:span text:style-name="T12"><text:tab/></text:span><text:span text:style-name="T21">public</text:span><text:span text:style-name="T12"> </text:span><text:span text:style-name="T21">class</text:span><text:span text:style-name="T12"> DVD </text:span><text:span text:style-name="T21">extends</text:span><text:span text:style-name="T12"> Multimedia;</text:span></text:p>
      <text:p text:style-name="Standard"><text:span text:style-name="T12"><text:tab/></text:span><text:span text:style-name="T21">public</text:span><text:span text:style-name="T12"> </text:span><text:span text:style-name="T21">class</text:span><text:span text:style-name="T12"> Aldizkari </text:span><text:span text:style-name="T21">extends</text:span><text:span text:style-name="T12"> Obra;</text:span></text:p>
      <text:p text:style-name="Standard"><text:span text:style-name="T12"/></text:p>
      <text:p text:style-name="P1"><text:tab/></text:p>
      <text:list xml:id="list40705924" text:continue-numbering="true" text:style-name="L1">
        <text:list-item>
          <text:p text:style-name="P6"><text:span text:style-name="Default_20_Paragraph_20_Font"><text:span text:style-name="T1">Idatzi </text:span></text:span><text:span text:style-name="Default_20_Paragraph_20_Font"><text:span text:style-name="T2">BibliOOP</text:span></text:span><text:span text:style-name="Default_20_Paragraph_20_Font"><text:span text:style-name="T1"> klaseko eraikitzailea eta atributu guztiak</text:span></text:span><text:span text:style-name="Default_20_Paragraph_20_Font"><text:span text:style-name="T1">:</text:span></text:span></text:p>
        </text:list-item>
      </text:list>
      <text:p text:style-name="P1"><text:tab/></text:p>
      <text:p text:style-name="Standard"><text:span text:style-name="T1"><text:tab/></text:span><text:span text:style-name="T21">private</text:span><text:span text:style-name="T12"> </text:span><text:span text:style-name="T21">static</text:span><text:span text:style-name="T12"> Vector &lt;Obra&gt; </text:span><text:span text:style-name="T24">katalogoa</text:span><text:span text:style-name="T12"> = </text:span><text:span text:style-name="T21">new</text:span><text:span text:style-name="T12"> Vector&lt;Obra&gt;();</text:span></text:p>
      <text:p text:style-name="P16"><text:span text:style-name="T11"><text:tab/></text:span><text:span text:style-name="T19">private</text:span><text:span text:style-name="T11"> </text:span><text:span text:style-name="T19">static</text:span><text:span text:style-name="T11"> Vector &lt;Mailegu&gt; </text:span><text:span text:style-name="T23">maileguak</text:span><text:span text:style-name="T11"> = </text:span><text:span text:style-name="T19">new</text:span><text:span text:style-name="T11"> Vector&lt;Mailegu&gt;();</text:span></text:p>
      <text:p text:style-name="P16"><text:span text:style-name="T11"><text:tab/></text:span><text:span text:style-name="T19">private</text:span><text:span text:style-name="T11"> </text:span><text:span text:style-name="T19">static</text:span><text:span text:style-name="T11"> String </text:span><text:span text:style-name="T23">aleFitxategia</text:span><text:span text:style-name="T11">;</text:span></text:p>
      <text:p text:style-name="P16"><text:span text:style-name="T11"><text:tab/></text:span><text:span text:style-name="T19">private</text:span><text:span text:style-name="T11"> </text:span><text:span text:style-name="T19">static</text:span><text:span text:style-name="T11"> Obra </text:span><text:span text:style-name="T23">Obra</text:span><text:span text:style-name="T11">;</text:span></text:p>
      <text:p text:style-name="P16"><text:span text:style-name="T11"><text:tab/></text:span><text:span text:style-name="T19">private</text:span><text:span text:style-name="T11"> </text:span><text:span text:style-name="T19">static</text:span><text:span text:style-name="T11"> </text:span><text:span text:style-name="T19">int</text:span><text:span text:style-name="T11"> </text:span><text:span text:style-name="T23">Mailegu</text:span><text:span text:style-name="T11">;</text:span></text:p>
      <text:p text:style-name="P12"><text:tab/></text:p>
      <text:p text:style-name="P16"><text:span text:style-name="T11"><text:tab/></text:span><text:span text:style-name="T19">public</text:span><text:span text:style-name="T11"> BibliOOP(){</text:span></text:p>
      <text:p text:style-name="P12"><text:tab/><text:tab/></text:p>
      <text:p text:style-name="P15"><text:soft-page-break/><text:span text:style-name="T12"><text:tab/>}</text:span></text:p>
      <text:p text:style-name="P1"><text:tab/></text:p>
      <text:list xml:id="list40715393" text:continue-numbering="true" text:style-name="L1">
        <text:list-item>
          <text:p text:style-name="P6"><text:span text:style-name="Default_20_Paragraph_20_Font"><text:span text:style-name="T1">Kopiatu hemen </text:span></text:span><text:span text:style-name="Default_20_Paragraph_20_Font"><text:span text:style-name="T2">BibliOOP</text:span></text:span><text:span text:style-name="Default_20_Paragraph_20_Font"><text:span text:style-name="T1"> klaseko </text:span></text:span><text:span text:style-name="Default_20_Paragraph_20_Font"><text:span text:style-name="T2">esportatu</text:span></text:span><text:span text:style-name="Default_20_Paragraph_20_Font"><text:span text:style-name="T1"> metodoa</text:span></text:span><text:span text:style-name="Default_20_Paragraph_20_Font"><text:span text:style-name="T1">:</text:span></text:span></text:p>
        </text:list-item>
      </text:list>
      <text:p text:style-name="P1"/>
      <text:p text:style-name="Standard"><text:span text:style-name="T1"><text:tab/></text:span><text:span text:style-name="T21">public</text:span><text:span text:style-name="T12"> </text:span><text:span text:style-name="T21">static</text:span><text:span text:style-name="T12"> </text:span><text:span text:style-name="T21">void</text:span><text:span text:style-name="T12"> esportatu() </text:span><text:span text:style-name="T21">throws</text:span><text:span text:style-name="T12"> IOException {</text:span></text:p>
      <text:p text:style-name="P16"><text:span text:style-name="T11"><text:tab/><text:tab/>File file= </text:span><text:span text:style-name="T19">new</text:span><text:span text:style-name="T11"> File(</text:span><text:span text:style-name="T25">"aleak.txt"</text:span><text:span text:style-name="T11">);</text:span></text:p>
      <text:p text:style-name="P16"><text:span text:style-name="T11"><text:tab/><text:tab/></text:span><text:span text:style-name="T19">if</text:span><text:span text:style-name="T11"> (!file.exists()) {</text:span></text:p>
      <text:p text:style-name="P12"><text:tab/><text:tab/><text:tab/>file.createNewFile();</text:p>
      <text:p text:style-name="P12"><text:tab/><text:tab/>}</text:p>
      <text:p text:style-name="P16"><text:span text:style-name="T11"><text:tab/><text:tab/>PrintWriter pw= </text:span><text:span text:style-name="T19">new</text:span><text:span text:style-name="T11"> PrintWriter(</text:span><text:span text:style-name="T25">"aleak.txt"</text:span><text:span text:style-name="T11">);</text:span></text:p>
      <text:p text:style-name="P12"><text:tab/><text:tab/></text:p>
      <text:p text:style-name="P16"><text:span text:style-name="T11"><text:tab/><text:tab/></text:span><text:span text:style-name="T19">for</text:span><text:span text:style-name="T11"> (</text:span><text:span text:style-name="T19">int</text:span><text:span text:style-name="T11"> i=0; i&lt;</text:span><text:span text:style-name="T23">katalogoa</text:span><text:span text:style-name="T11">.size(); i++){</text:span></text:p>
      <text:p text:style-name="P16"><text:span text:style-name="T11"><text:tab/><text:tab/><text:tab/>pw.print(</text:span><text:span text:style-name="T23">katalogoa</text:span><text:span text:style-name="T11">.get(i).StringBalioa() + </text:span><text:span text:style-name="T25">" "</text:span><text:span text:style-name="T11">); </text:span></text:p>
      <text:p text:style-name="P12"><text:tab/><text:tab/><text:tab/><text:tab/><text:tab/></text:p>
      <text:p text:style-name="P16"><text:span text:style-name="T11"><text:tab/><text:tab/><text:tab/><text:tab/></text:span><text:span text:style-name="T19">if</text:span><text:span text:style-name="T11"> (</text:span><text:span text:style-name="T23">katalogoa</text:span><text:span text:style-name="T11">.get(i) </text:span><text:span text:style-name="T19">instanceof</text:span><text:span text:style-name="T11"> Mailegagarri){</text:span></text:p>
      <text:p text:style-name="P16"><text:span text:style-name="T11"><text:tab/><text:tab/><text:tab/><text:tab/><text:tab/></text:span><text:span text:style-name="T19">if</text:span><text:span text:style-name="T11">(!((Mailegagarri) </text:span><text:span text:style-name="T23">katalogoa</text:span><text:span text:style-name="T11">.get(i)).maileguanDa()){</text:span></text:p>
      <text:p text:style-name="P16"><text:span text:style-name="T11"><text:tab/><text:tab/><text:tab/><text:tab/><text:tab/><text:tab/>pw.println(</text:span><text:span text:style-name="T25">"Faltsua"</text:span><text:span text:style-name="T11">);}</text:span></text:p>
      <text:p text:style-name="P16"><text:span text:style-name="T11"><text:tab/><text:tab/><text:tab/><text:tab/><text:tab/></text:span><text:span text:style-name="T19">else</text:span><text:span text:style-name="T11">{</text:span></text:p>
      <text:p text:style-name="P16"><text:span text:style-name="T11"><text:tab/><text:tab/><text:tab/><text:tab/><text:tab/><text:tab/>pw.println(</text:span><text:span text:style-name="T25">"Egia"</text:span><text:span text:style-name="T11">);</text:span></text:p>
      <text:p text:style-name="P12"><text:tab/><text:tab/><text:tab/><text:tab/><text:tab/>}</text:p>
      <text:p text:style-name="P12"><text:tab/><text:tab/><text:tab/><text:tab/><text:tab/><text:tab/></text:p>
      <text:p text:style-name="P12"><text:tab/><text:tab/><text:tab/><text:tab/>}</text:p>
      <text:p text:style-name="P16"><text:span text:style-name="T11"><text:tab/><text:tab/><text:tab/><text:tab/></text:span><text:span text:style-name="T19">else</text:span><text:span text:style-name="T11"> pw.println(</text:span><text:span text:style-name="T25">" "</text:span><text:span text:style-name="T11">);</text:span></text:p>
      <text:p text:style-name="P12"><text:tab/><text:tab/>}</text:p>
      <text:p text:style-name="P12"><text:tab/><text:tab/>pw.close();</text:p>
      <text:p text:style-name="P12"><text:tab/><text:tab/></text:p>
      <text:p text:style-name="P16"><text:span text:style-name="T11"><text:tab/><text:tab/>System.</text:span><text:span text:style-name="T23">out</text:span><text:span text:style-name="T11">.println(</text:span><text:span text:style-name="T25">"Eginda"</text:span><text:span text:style-name="T11">);</text:span></text:p>
      <text:p text:style-name="P12"><text:tab/><text:tab/></text:p>
      <text:p text:style-name="P15"><text:span text:style-name="T12"><text:tab/>}</text:span></text:p>
      <text:list xml:id="list40713303" text:continue-numbering="true" text:style-name="L1">
        <text:list-item>
          <text:p text:style-name="P6"><text:span text:style-name="Default_20_Paragraph_20_Font"><text:span text:style-name="T1">Kopiatu hemen </text:span></text:span><text:span text:style-name="Default_20_Paragraph_20_Font"><text:span text:style-name="T2">BibliOOP</text:span></text:span><text:span text:style-name="Default_20_Paragraph_20_Font"><text:span text:style-name="T1"> klaseko </text:span></text:span><text:span text:style-name="Default_20_Paragraph_20_Font"><text:span text:style-name="T2">inprimatuKatalogoa</text:span></text:span><text:span text:style-name="Default_20_Paragraph_20_Font"><text:span text:style-name="T1"> eta </text:span></text:span><text:span text:style-name="Default_20_Paragraph_20_Font"><text:span text:style-name="T2">inprimatuMaileguak</text:span></text:span><text:span text:style-name="Default_20_Paragraph_20_Font"><text:span text:style-name="T1"> metodoak:</text:span></text:span></text:p>
        </text:list-item>
      </text:list>
      <text:p text:style-name="Standard"><text:span text:style-name="Default_20_Paragraph_20_Font"><text:span text:style-name="T1"/></text:span></text:p>
      <text:p text:style-name="Standard"><text:span text:style-name="Default_20_Paragraph_20_Font"><text:span text:style-name="T1"><text:tab/></text:span></text:span><text:span text:style-name="Default_20_Paragraph_20_Font"><text:span text:style-name="T20">public</text:span></text:span><text:span text:style-name="Default_20_Paragraph_20_Font"><text:span text:style-name="T13"> </text:span></text:span><text:span text:style-name="Default_20_Paragraph_20_Font"><text:span text:style-name="T20">static</text:span></text:span><text:span text:style-name="Default_20_Paragraph_20_Font"><text:span text:style-name="T13"> </text:span></text:span><text:span text:style-name="Default_20_Paragraph_20_Font"><text:span text:style-name="T20">void</text:span></text:span><text:span text:style-name="Default_20_Paragraph_20_Font"><text:span text:style-name="T13"> inprimatuKatalogoa(){</text:span></text:span></text:p>
      <text:p text:style-name="P16"><text:span text:style-name="T11"><text:tab/><text:tab/>System.</text:span><text:span text:style-name="T23">out</text:span><text:span text:style-name="T11">.println(</text:span><text:span text:style-name="T23">katalogoa</text:span><text:span text:style-name="T11">);</text:span></text:p>
      <text:p text:style-name="P12"><text:tab/>}</text:p>
      <text:p text:style-name="P12"><text:tab/></text:p>
      <text:p text:style-name="P16"><text:span text:style-name="T11"><text:tab/></text:span><text:span text:style-name="T19">public</text:span><text:span text:style-name="T11"> </text:span><text:span text:style-name="T19">static</text:span><text:span text:style-name="T11"> </text:span><text:span text:style-name="T19">void</text:span><text:span text:style-name="T11"> inprimatuMaileguak(){</text:span></text:p>
      <text:p text:style-name="P16"><text:span text:style-name="T11"><text:tab/><text:tab/>System.</text:span><text:span text:style-name="T23">out</text:span><text:span text:style-name="T11">.println(</text:span><text:span text:style-name="T23">maileguak</text:span><text:span text:style-name="T11">);</text:span></text:p>
      <text:p text:style-name="P15"><text:span text:style-name="T12"><text:tab/>}</text:span></text:p>
      <text:p text:style-name="Standard"><text:span text:style-name="Default_20_Paragraph_20_Font"><text:span text:style-name="T1"><text:tab/></text:span></text:span></text:p>
      <text:p text:style-name="P1"/>
      <text:list xml:id="list40715753" text:continue-numbering="true" text:style-name="L1">
        <text:list-item>
          <text:p text:style-name="P6"><text:span text:style-name="Default_20_Paragraph_20_Font"><text:span text:style-name="T1">Kopiatu hemen </text:span></text:span><text:span text:style-name="Default_20_Paragraph_20_Font"><text:span text:style-name="T2">kenduObra</text:span></text:span><text:span text:style-name="Default_20_Paragraph_20_Font"><text:span text:style-name="T1"> metodoa</text:span></text:span><text:span text:style-name="Default_20_Paragraph_20_Font"><text:span text:style-name="T1">:</text:span></text:span></text:p>
        </text:list-item>
      </text:list>
      <text:p text:style-name="P1"/>
      <text:p text:style-name="Standard"><text:span text:style-name="T1"><text:tab/></text:span><text:span text:style-name="T21">public</text:span><text:span text:style-name="T12"> </text:span><text:span text:style-name="T21">static</text:span><text:span text:style-name="T12"> </text:span><text:span text:style-name="T21">void</text:span><text:span text:style-name="T12"> kenduObra(Obra o) {</text:span></text:p>
      <text:p text:style-name="P16"><text:span text:style-name="T11"><text:tab/><text:tab/></text:span><text:span text:style-name="T23">katalogoa</text:span><text:span text:style-name="T11">.removeElement(o);</text:span></text:p>
      <text:p text:style-name="P15"><text:span text:style-name="T12"><text:tab/>}</text:span></text:p>
      <text:p text:style-name="P15"><text:span text:style-name="T12"/></text:p>
      <text:list xml:id="list40707508" text:continue-numbering="true" text:style-name="L1">
        <text:list-item>
          <text:p text:style-name="P6"><text:span text:style-name="Default_20_Paragraph_20_Font"><text:span text:style-name="T1">Kopiatu hemen sortu dituzun salbuespenak eta haien tratamenduarekin lotura duen guztia (sortu dituzun </text:span></text:span><text:span text:style-name="Default_20_Paragraph_20_Font"><text:span text:style-name="T2">Exception</text:span></text:span><text:span text:style-name="Default_20_Paragraph_20_Font"><text:span text:style-name="T1"> mota</text:span></text:span><text:span text:style-name="Default_20_Paragraph_20_Font"><text:span text:style-name="T1">ko klaseak, egin dituzun errore-</text:span></text:span><text:span text:style-name="Default_20_Paragraph_20_Font"><text:span text:style-name="T1">tratamendu ezberdinak, zenbakiak behin eta berriz eskatzeko bururatu z</text:span></text:span><text:span text:style-name="Default_20_Paragraph_20_Font"><text:span text:style-name="T1">aizkizun “trikimailuak”...)</text:span></text:span></text:p>
        </text:list-item>
      </text:list>
      <text:p text:style-name="P1"/>
      <text:list xml:id="list40722887" text:continue-numbering="true" text:style-name="L1">
        <text:list-item>
          <text:p text:style-name="P8">Zer iruditu zaizu praktika (zailtasuna, tamaina, gaia, klasean ikusitakoa hobeto ulertzen lagundu dizun ala ez...)? Hurrengo urteko Java praktikarako aldaketarik edo berrikuntzarik proposatuko zenuke (interfaze grafikoak, jokoak, aplikazio konkreturen bat...)?</text:p>
        </text:list-item>
      </text:list>
      <text:p text:style-name="P1"/>
      <text:p text:style-name="P1"><text:tab/>Praktika nahiko dibertigarria izan da, nahiz atal eta metodo batzuk zailak iruditu.</text:p>
      <text:p text:style-name="P2"><text:soft-page-break/></text:p>
      <text:p text:style-name="P3"><text:span text:style-name="Default_20_Paragraph_20_Font"><text:span text:style-name="T3">OHAR GARRANTZITSUA: P</text:span></text:span><text:span text:style-name="Default_20_Paragraph_20_Font"><text:span text:style-name="T3">raktika entregatzeko, honako hauek igo behar dira irakasgaiaren Moodle gunera</text:span></text:span><text:span text:style-name="Default_20_Paragraph_20_Font"><text:span text:style-name="T3">,</text:span></text:span><text:span text:style-name="Default_20_Paragraph_20_Font"><text:span text:style-name="T3"> maiatzaren 23rako</text:span></text:span><text:span text:style-name="Default_20_Paragraph_20_Font"><text:span text:style-name="T4">, </text:span></text:span><text:span text:style-name="Default_20_Paragraph_20_Font"><text:span text:style-name="T5">.zip</text:span></text:span><text:span text:style-name="Default_20_Paragraph_20_Font"><text:span text:style-name="T4"> bakar batean</text:span></text:span><text:span text:style-name="Default_20_Paragraph_20_Font"><text:span text:style-name="T4">:</text:span></text:span></text:p>
      <text:list xml:id="list1178360425877375168" text:style-name="L2">
        <text:list-item>
          <text:p text:style-name="P10"><text:span text:style-name="Default_20_Paragraph_20_Font"><text:span text:style-name="T4">Dokumentu hau bera, egileen izen-deiturak eta data zehaztuta, eta aurreko puntuko g</text:span></text:span><text:span text:style-name="Default_20_Paragraph_20_Font"><text:span text:style-name="T4">alderak </text:span></text:span><text:span text:style-name="Default_20_Paragraph_20_Font"><text:span text:style-name="T4">erantzunda.</text:span></text:span></text:p>
        </text:list-item>
        <text:list-item>
          <text:p text:style-name="P10"><text:span text:style-name="Default_20_Paragraph_20_Font"><text:span text:style-name="T4">Iturburu-fitxategi guztiak (</text:span></text:span><text:span text:style-name="Default_20_Paragraph_20_Font"><text:span text:style-name="T7">.java</text:span></text:span><text:span text:style-name="Default_20_Paragraph_20_Font"><text:span text:style-name="T4">).</text:span></text:span></text:p>
        </text:list-item>
        <text:list-item>
          <text:p text:style-name="P10"><text:span text:style-name="Default_20_Paragraph_20_Font"><text:span text:style-name="T4">Programak exekutatzeko beharrezkoa den guztia. Horretarako, bi aukera dituzu:</text:span></text:span></text:p>
          <text:list>
            <text:list-item>
              <text:list>
                <text:list-item>
                  <text:list>
                    <text:list-item>
                      <text:p text:style-name="P11"><text:span text:style-name="Default_20_Paragraph_20_Font"><text:span text:style-name="T4">Trinkotu exekutagarri bakoitza </text:span></text:span><text:span text:style-name="Default_20_Paragraph_20_Font"><text:span text:style-name="T7">.jar</text:span></text:span><text:span text:style-name="Default_20_Paragraph_20_Font"><text:span text:style-name="T4"> fitxategi batean; </text:span></text:span><text:span text:style-name="Default_20_Paragraph_20_Font"><text:span text:style-name="T7">.jar</text:span></text:span><text:span text:style-name="Default_20_Paragraph_20_Font"><text:span text:style-name="T4"> exekutagarri bat</text:span></text:span><text:span text:style-name="Footnote_20_Reference"><text:span text:style-name="T1"><text:note text:id="ftn1" text:note-class="footnote"><text:note-citation>1</text:note-citation><text:note-body><text:p text:style-name="P4"><text:span text:style-name="Default_20_Paragraph_20_Font"><text:span text:style-name="T10"><text:tab/> </text:span></text:span><text:span text:style-name="Default_20_Paragraph_20_Font"><text:span text:style-name="T8">Komando-lerrotik </text:span></text:span><text:span text:style-name="Default_20_Paragraph_20_Font"><text:span text:style-name="T9">.jar</text:span></text:span><text:span text:style-name="Default_20_Paragraph_20_Font"><text:span text:style-name="T8"> bat exekutatzeko (</text:span></text:span><text:span text:style-name="Default_20_Paragraph_20_Font"><text:span text:style-name="T9">programa.jar</text:span></text:span><text:span text:style-name="Default_20_Paragraph_20_Font"><text:span text:style-name="T8">, adibidez), honela egin behar da: </text:span></text:span><text:span text:style-name="Default_20_Paragraph_20_Font"><text:span text:style-name="T9">java -jar programa.jar</text:span></text:span></text:p></text:note-body></text:note></text:span></text:span><text:span text:style-name="Default_20_Paragraph_20_Font"><text:span text:style-name="T4"> Eclipse-n lortzeko, egin </text:span></text:span><text:span text:style-name="Default_20_Paragraph_20_Font"><text:span text:style-name="T7">File/Export/Java/RunnableJar File.</text:span></text:span></text:p>
                    </text:list-item>
                    <text:list-item>
                      <text:p text:style-name="P11"><text:span text:style-name="Default_20_Paragraph_20_Font"><text:span text:style-name="T4">Sartu </text:span></text:span><text:span text:style-name="Default_20_Paragraph_20_Font"><text:span text:style-name="T6">.zip</text:span></text:span><text:span text:style-name="Default_20_Paragraph_20_Font"><text:span text:style-name="T4">-ean </text:span></text:span><text:span text:style-name="Default_20_Paragraph_20_Font"><text:span text:style-name="T6">.class</text:span></text:span><text:span text:style-name="Default_20_Paragraph_20_Font"><text:span text:style-name="T4"> guztiak (</text:span></text:span><text:span text:style-name="Default_20_Paragraph_20_Font"><text:span text:style-name="T6">bin</text:span></text:span><text:span text:style-name="Default_20_Paragraph_20_Font"><text:span text:style-name="T4"> </text:span></text:span><text:span text:style-name="Default_20_Paragraph_20_Font"><text:span text:style-name="T4">karpetan aurkituko dituzu).</text:span>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Footnote_20_Text" style:display-name="Footnote Text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Default_20_Paragraph_20_Font" style:display-name="Default Paragraph Font" style:family="text"/>
    <style:style style:name="ListLabel_20_3" style:display-name="ListLabel 3" style:family="text">
      <style:text-properties style:font-name-complex="Courier New"/>
    </style:style>
    <style:style style:name="Footnote_20_anchor" style:display-name="Footnote anchor" style:family="text">
      <style:text-properties style:text-position="super 67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4LVL1" style:display-name="WW_CharLFO4LVL1" style:family="text">
      <style:text-properties style:font-name="OpenSymbol" style:font-name-asian="OpenSymbol" style:font-name-complex="OpenSymbol"/>
    </style:style>
    <style:style style:name="WW_5f_CharLFO4LVL2" style:display-name="WW_CharLFO4LVL2" style:family="text">
      <style:text-properties style:font-name="OpenSymbol" style:font-name-asian="OpenSymbol" style:font-name-complex="OpenSymbol"/>
    </style:style>
    <style:style style:name="WW_5f_CharLFO4LVL3" style:display-name="WW_CharLFO4LVL3" style:family="text">
      <style:text-properties style:font-name="OpenSymbol" style:font-name-asian="OpenSymbol" style:font-name-complex="OpenSymbol"/>
    </style:style>
    <style:style style:name="WW_5f_CharLFO4LVL4" style:display-name="WW_CharLFO4LVL4" style:family="text">
      <style:text-properties style:font-name="OpenSymbol" style:font-name-asian="OpenSymbol" style:font-name-complex="OpenSymbol"/>
    </style:style>
    <style:style style:name="WW_5f_CharLFO4LVL5" style:display-name="WW_CharLFO4LVL5" style:family="text">
      <style:text-properties style:font-name="OpenSymbol" style:font-name-asian="OpenSymbol" style:font-name-complex="OpenSymbol"/>
    </style:style>
    <style:style style:name="WW_5f_CharLFO4LVL6" style:display-name="WW_CharLFO4LVL6" style:family="text">
      <style:text-properties style:font-name="OpenSymbol" style:font-name-asian="OpenSymbol" style:font-name-complex="OpenSymbol"/>
    </style:style>
    <style:style style:name="WW_5f_CharLFO4LVL7" style:display-name="WW_CharLFO4LVL7" style:family="text">
      <style:text-properties style:font-name="OpenSymbol" style:font-name-asian="OpenSymbol" style:font-name-complex="OpenSymbol"/>
    </style:style>
    <style:style style:name="WW_5f_CharLFO4LVL8" style:display-name="WW_CharLFO4LVL8" style:family="text">
      <style:text-properties style:font-name="OpenSymbol" style:font-name-asian="OpenSymbol" style:font-name-complex="OpenSymbol"/>
    </style:style>
    <style:style style:name="WW_5f_CharLFO4LVL9" style:display-name="WW_CharLFO4LVL9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7">
      <text:list-level-style-bullet text:level="1" text:style-name="WW_5f_CharLFO1LVL1" text:bullet-char="✗">
        <style:list-level-properties/>
        <style:text-properties style:font-name="StarSymbol"/>
      </text:list-level-style-bullet>
      <text:list-level-style-bullet text:level="2" text:style-name="WW_5f_CharLFO1LVL2" text:bullet-char="o">
        <style:list-level-properties/>
        <style:text-properties style:font-name="Courier New"/>
      </text:list-level-style-bullet>
      <text:list-level-style-bullet text:level="3" text:style-name="WW_5f_CharLFO1LVL3" text:bullet-char="">
        <style:list-level-properties/>
        <style:text-properties style:font-name="Wingdings"/>
      </text:list-level-style-bullet>
      <text:list-level-style-bullet text:level="4" text:style-name="WW_5f_CharLFO1LVL4" text:bullet-char="">
        <style:list-level-properties/>
        <style:text-properties style:font-name="Symbol"/>
      </text:list-level-style-bullet>
      <text:list-level-style-bullet text:level="5" text:style-name="WW_5f_CharLFO1LVL5" text:bullet-char="o">
        <style:list-level-properties/>
        <style:text-properties style:font-name="Courier New"/>
      </text:list-level-style-bullet>
      <text:list-level-style-bullet text:level="6" text:style-name="WW_5f_CharLFO1LVL6" text:bullet-char="">
        <style:list-level-properties/>
        <style:text-properties style:font-name="Wingdings"/>
      </text:list-level-style-bullet>
      <text:list-level-style-bullet text:level="7" text:style-name="WW_5f_CharLFO1LVL7" text:bullet-char="">
        <style:list-level-properties/>
        <style:text-properties style:font-name="Symbol"/>
      </text:list-level-style-bullet>
      <text:list-level-style-bullet text:level="8" text:style-name="WW_5f_CharLFO1LVL8" text:bullet-char="o">
        <style:list-level-properties/>
        <style:text-properties style:font-name="Courier New"/>
      </text:list-level-style-bullet>
      <text:list-level-style-bullet text:level="9" text:style-name="WW_5f_CharLFO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Beñat</meta:initial-creator>
    <dc:creator>Eneko Dieguez Ubiria</dc:creator>
    <meta:creation-date>2014-05-12T15:42:00Z</meta:creation-date>
    <dc:date>2014-05-24T20:56:22.33</dc:date>
    <meta:editing-cycles>2</meta:editing-cycles>
    <meta:editing-duration>PT1560S</meta:editing-duration>
    <meta:document-statistic meta:table-count="0" meta:image-count="0" meta:object-count="0" meta:page-count="5" meta:paragraph-count="188" meta:word-count="784" meta:character-count="7287"/>
    <meta:template xlink:type="simple" xlink:actuate="onRequest" xlink:title="" xlink:href="../../../../../tmp/BibliOOP_galdetegia.odt/Normal.dotm"/>
  </office:meta>
</office:document-meta>
</file>